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text-properties style:font-name="Arial" fo:font-size="18pt" style:font-size-asian="18pt" style:font-size-complex="18pt"/>
    </style:style>
    <style:style style:name="P6" style:family="paragraph" style:parent-style-name="Text_20_body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4pt" fo:background-color="#ffff00" style:font-size-asian="14pt" style:font-size-complex="14pt"/>
    </style:style>
    <style:style style:name="P8" style:family="paragraph" style:parent-style-name="Text_20_body">
      <style:paragraph-properties fo:margin-top="0in" fo:margin-bottom="0in"/>
    </style:style>
    <style:style style:name="P9" style:family="paragraph" style:parent-style-name="Text_20_body">
      <style:paragraph-properties fo:margin-left="0.4925in" fo:margin-right="0in" fo:text-indent="0in" style:auto-text-indent="false"/>
    </style:style>
    <style:style style:name="P10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Arial"/>
    </style:style>
    <style:style style:name="P12" style:family="paragraph" style:parent-style-name="Text_20_body">
      <style:paragraph-properties fo:margin-left="0.4925in" fo:margin-right="0in" fo:margin-top="0in" fo:margin-bottom="0in" fo:text-indent="0in" style:auto-text-indent="false"/>
    </style:style>
    <style:style style:name="P13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Arial"/>
    </style:style>
    <style:style style:name="P14" style:family="paragraph" style:parent-style-name="Heading_20_1">
      <style:paragraph-properties fo:margin-left="0.4925in" fo:margin-right="0in" fo:text-indent="0in" style:auto-text-indent="false"/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15" style:family="paragraph" style:parent-style-name="Text_20_body">
      <style:paragraph-properties fo:margin-left="0.9846in" fo:margin-right="0in" fo:text-indent="0in" style:auto-text-indent="false"/>
    </style:style>
    <style:style style:name="P16" style:family="paragraph" style:parent-style-name="Text_20_body">
      <style:paragraph-properties fo:margin-left="0.9846in" fo:margin-right="0in" fo:margin-top="0in" fo:margin-bottom="0in" fo:text-indent="0in" style:auto-text-indent="false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0" style:family="paragraph" style:parent-style-name="Preformatted_20_Text">
      <style:text-properties style:font-name="Arial" fo:font-size="14pt" fo:font-weight="bold" style:font-size-asian="14pt" style:font-weight-asian="bold" style:font-size-complex="14pt" style:font-weight-complex="bold"/>
    </style:style>
    <style:style style:name="P21" style:family="paragraph" style:parent-style-name="Heading_20_1">
      <style:text-properties style:font-name="Arial" fo:font-size="16pt" style:font-size-asian="16pt" style:font-size-complex="16pt"/>
    </style:style>
    <style:style style:name="P22" style:family="paragraph" style:parent-style-name="Standard" style:list-style-name="L10">
      <style:text-properties style:font-name="Arial"/>
    </style:style>
    <style:style style:name="P2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 style:list-style-name="L12">
      <style:text-properties style:font-name="Arial"/>
    </style:style>
    <style:style style:name="P25" style:family="paragraph" style:parent-style-name="Standard" style:list-style-name="L12"/>
    <style:style style:name="P26" style:family="paragraph" style:parent-style-name="Text_20_body" style:list-style-name="L2"/>
    <style:style style:name="P27" style:family="paragraph" style:parent-style-name="Text_20_body" style:list-style-name="L5">
      <style:paragraph-properties fo:text-align="start" style:justify-single-word="false"/>
    </style:style>
    <style:style style:name="P28" style:family="paragraph" style:parent-style-name="Text_20_body">
      <style:text-properties style:font-name="Arial"/>
    </style:style>
    <style:style style:name="P29" style:family="paragraph" style:parent-style-name="Text_20_body" style:list-style-name="L6">
      <style:text-properties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30" style:family="paragraph" style:parent-style-name="Text_20_body" style:list-style-name="L7">
      <style:text-properties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31" style:family="paragraph" style:parent-style-name="Text_20_body" style:list-style-name="L9">
      <style:text-properties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32" style:family="paragraph" style:parent-style-name="Text_20_body" style:list-style-name="L6">
      <style:text-properties style:font-name="Arial"/>
    </style:style>
    <style:style style:name="P33" style:family="paragraph" style:parent-style-name="Text_20_body" style:list-style-name="L7">
      <style:text-properties style:font-name="Arial"/>
    </style:style>
    <style:style style:name="P34" style:family="paragraph" style:parent-style-name="Text_20_body" style:list-style-name="L7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ext_20_body" style:list-style-name="L8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36" style:family="paragraph" style:parent-style-name="Text_20_body" style:list-style-name="L9">
      <style:text-properties style:font-name="Arial" fo:font-weight="bold" style:font-weight-asian="bold" style:font-weight-complex="bold"/>
    </style:style>
    <style:style style:name="P37" style:family="paragraph" style:parent-style-name="Text_20_body" style:list-style-name="L11">
      <style:text-properties style:font-name="Arial"/>
    </style:style>
    <style:style style:name="P38" style:family="paragraph" style:parent-style-name="Text_20_body" style:list-style-name="L1">
      <style:paragraph-properties fo:margin-top="0in" fo:margin-bottom="0in"/>
    </style:style>
    <style:style style:name="P39" style:family="paragraph" style:parent-style-name="Text_20_body" style:list-style-name="L3">
      <style:paragraph-properties fo:margin-top="0in" fo:margin-bottom="0in"/>
    </style:style>
    <style:style style:name="P40" style:family="paragraph" style:parent-style-name="Text_20_body" style:list-style-name="L4">
      <style:paragraph-properties fo:margin-top="0in" fo:margin-bottom="0in"/>
    </style:style>
    <style:style style:name="P41" style:family="paragraph" style:parent-style-name="Text_20_body" style:list-style-name="L11">
      <style:paragraph-properties fo:margin-top="0in" fo:margin-bottom="0in"/>
      <style:text-properties style:font-name="Arial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8">Challenges</text:p>
      <text:list xml:id="list5335061485122543623" text:style-name="L1">
        <text:list-header>
          <text:p text:style-name="P38"><text:span text:style-name="Strong_20_Emphasis"><text:span text:style-name="T1">Project Status:</text:span></text:span></text:p>
        </text:list-header>
        <text:list-item>
          <text:p text:style-name="P38"><text:span text:style-name="Strong_20_Emphasis"><text:span text:style-name="T1">Platform:</text:span></text:span><text:span text:style-name="T1"> Apache Flink running on </text:span><text:span text:style-name="Strong_20_Emphasis"><text:span text:style-name="T1">AKS (Azure Kubernetes Service)</text:span></text:span><text:span text:style-name="T1"> </text:span></text:p>
        </text:list-item>
      </text:list>
      <text:list xml:id="list3789179571597043011" text:style-name="L2">
        <text:list-item>
          <text:p text:style-name="P26"><text:span text:style-name="Strong_20_Emphasis"><text:span text:style-name="T1">Deployment:</text:span></text:span><text:span text:style-name="T1"> GitLab pipeline: </text:span></text:p>
        </text:list-item>
      </text:list>
      <text:list xml:id="list617827461667274658" text:style-name="L3">
        <text:list-item>
          <text:p text:style-name="P39"><text:span text:style-name="Strong_20_Emphasis"><text:span text:style-name="T1">6 SQL jobs</text:span></text:span><text:span text:style-name="T1"> </text:span></text:p>
        </text:list-item>
        <text:list-item>
          <text:p text:style-name="P39"><text:span text:style-name="T1">One job has </text:span><text:span text:style-name="Strong_20_Emphasis"><text:span text:style-name="T1">12 tasks</text:span></text:span><text:span text:style-name="T1"> = </text:span><text:span text:style-name="Strong_20_Emphasis"><text:span text:style-name="T1">3 tasks with parallelism = 4</text:span></text:span><text:span text:style-name="T1"> </text:span></text:p>
        </text:list-item>
      </text:list>
      <text:p text:style-name="P8"><text:span text:style-name="Strong_20_Emphasis"><text:span text:style-name="T1"/></text:span></text:p>
      <text:list xml:id="list7034306859811750337" text:style-name="L4">
        <text:list-item>
          <text:p text:style-name="P40"><text:span text:style-name="Strong_20_Emphasis"><text:span text:style-name="T1">Challenge:</text:span></text:span><text:span text:style-name="T1"><text:line-break/>Load varies during the day and needs dynamic scaling </text:span></text:p>
        </text:list-item>
      </text:list>
      <text:list xml:id="list6302414514304020773" text:style-name="L5">
        <text:list-header>
          <text:p text:style-name="P27"><text:span text:style-name="Strong_20_Emphasis"><text:span text:style-name="T1"/></text:span></text:p>
          <text:p text:style-name="P27"><text:span text:style-name="Strong_20_Emphasis"><text:span text:style-name="T1">Goal:</text:span></text:span><text:span text:style-name="T1"><text:line-break/></text:span></text:p>
        </text:list-header>
        <text:list-item>
          <text:p text:style-name="P27"><text:span text:style-name="T1">Improve Flink SQL integration with AKS and enable </text:span><text:span text:style-name="Strong_20_Emphasis"><text:span text:style-name="T1">horizontal scaling</text:span></text:span><text:span text:style-name="T1"> </text:span></text:p>
        </text:list-item>
      </text:list>
      <text:p text:style-name="P3"/>
      <text:p text:style-name="P4">Integration:</text:p>
      <text:p text:style-name="P10"><text:span text:style-name="Strong_20_Emphasis"><text:span text:style-name="T2">✅ </text:span></text:span><text:span text:style-name="Strong_20_Emphasis"><text:span text:style-name="T4">Flink Kubernetes Operator</text:span></text:span></text:p>
      <text:p text:style-name="P12"><text:span text:style-name="Strong_20_Emphasis"><text:span text:style-name="T2">✅ </text:span></text:span><text:span text:style-name="Strong_20_Emphasis"><text:span text:style-name="T4">Reactive Mode</text:span></text:span><text:span text:style-name="T4"> OR </text:span><text:span text:style-name="Strong_20_Emphasis"><text:span text:style-name="T4">Autoscaling</text:span></text:span><text:span text:style-name="T4"> </text:span></text:p>
      <text:p text:style-name="P12"><text:span text:style-name="Strong_20_Emphasis"><text:span text:style-name="T2">✅ </text:span></text:span><text:span text:style-name="Strong_20_Emphasis"><text:span text:style-name="T4">Kubernetes Horizontal Pod Autoscaler (HPA)</text:span></text:span><text:span text:style-name="T4"> </text:span></text:p>
      <text:p text:style-name="P9"><text:span text:style-name="Strong_20_Emphasis"><text:span text:style-name="T2">✅ </text:span></text:span><text:span text:style-name="Strong_20_Emphasis"><text:span text:style-name="T4">Parallelism tuning based on load</text:span></text:span><text:span text:style-name="T4"> </text:span></text:p>
      <text:p text:style-name="P2"/>
      <text:list xml:id="list541373231420133494" text:style-name="L6">
        <text:list-item>
          <text:p text:style-name="P29">Interactive Mode:</text:p>
          <text:p text:style-name="P32">- will automatically use <text:span text:style-name="Strong_20_Emphasis">all available TaskManager slots</text:span>. </text:p>
        </text:list-item>
      </text:list>
      <text:p text:style-name="P9"><text:span text:style-name="T2">✅ </text:span><text:span text:style-name="T1">Kubernetes scales TaskManagers </text:span></text:p>
      <text:p text:style-name="P13"><text:span text:style-name="T7">✅ </text:span>Flink automatically increases/decreases parallelism </text:p>
      <text:p text:style-name="P9"><text:span text:style-name="T2">✅ </text:span><text:span text:style-name="T1">No job restart required.</text:span></text:p>
      <text:list xml:id="list4798144971341648797" text:style-name="L7">
        <text:list-header>
          <text:p text:style-name="P33"/>
          <text:p text:style-name="P30">2. Flink Kubernetes Operator + Autoscaler </text:p>
          <text:p text:style-name="P34">Usage:</text:p>
        </text:list-header>
      </text:list>
      <text:p text:style-name="P15"><text:span text:style-name="Strong_20_Emphasis"><text:span text:style-name="T2">✅ </text:span></text:span><text:span text:style-name="Strong_20_Emphasis"><text:span text:style-name="T3">Flink Kubernetes Operator</text:span></text:span><text:span text:style-name="T3"> </text:span></text:p>
      <text:p text:style-name="P16"><text:span text:style-name="Strong_20_Emphasis"><text:span text:style-name="T2">✅ </text:span></text:span><text:span text:style-name="Strong_20_Emphasis"><text:span text:style-name="T3">Flink Autoscaler</text:span></text:span><text:span text:style-name="T3"> </text:span></text:p>
      <text:p text:style-name="P15"><text:span text:style-name="Strong_20_Emphasis"><text:span text:style-name="T2">✅ </text:span></text:span><text:span text:style-name="Strong_20_Emphasis"><text:span text:style-name="T3">Kubernetes HPA</text:span></text:span><text:span text:style-name="T3"> </text:span></text:p>
      <text:p text:style-name="P42">Features:</text:p>
      <text:list xml:id="list4094736890119961966" text:style-name="L8">
        <text:list-item>
          <text:list>
            <text:list-item>
              <text:list>
                <text:list-header>
                  <text:p text:style-name="P35">✅ Horizontal scaling<text:line-break/>✅ Job-aware scaling<text:line-break/>✅ Slot-aware scaling<text:line-break/>✅ CPU-based scaling<text:line-break/>✅ Back-pressure-based scaling </text:p>
                </text:list-header>
              </text:list>
            </text:list-item>
          </text:list>
        </text:list-item>
      </text:list>
      <text:list xml:id="list34473137" text:continue-list="list541373231420133494" text:style-name="L6">
        <text:list-header>
          <text:p text:style-name="P32"><text:soft-page-break/></text:p>
        </text:list-header>
      </text:list>
      <text:p text:style-name="Text_20_body"><text:span text:style-name="T2">Example of performance <text:s/>( </text:span><text:span text:style-name="T1">Cron-based scaling </text:span>)<text:span text:style-name="T2">:</text:span></text:p>
      <text:p text:style-name="P6"/>
      <text:p text:style-name="P7">Morning (low load):</text:p>
      <text:section text:style-name="Sect1" text:name="code-block-viewer">
        <text:p text:style-name="P19">TaskManagers = 3</text:p>
        <text:p text:style-name="P19">Parallelism = 12</text:p>
      </text:section>
      <text:p text:style-name="P7">Midday (high load):</text:p>
      <text:section text:style-name="Sect1" text:name="Section1">
        <text:p text:style-name="P19"><text:bookmark text:name="code-block-viewer"/>TaskManagers = 12</text:p>
        <text:p text:style-name="P19">Parallelism = 48</text:p>
      </text:section>
      <text:p text:style-name="P7">Night (low load):</text:p>
      <text:section text:style-name="Sect1" text:name="Section2">
        <text:p text:style-name="P19"><text:bookmark text:name="code-block-viewer1"/>TaskManagers = 2</text:p>
        <text:p text:style-name="P19">Parallelism = 8</text:p>
      </text:section>
      <text:p text:style-name="P2"/>
      <text:p text:style-name="P5"/>
      <text:list xml:id="list9022905317717461427" text:style-name="L9">
        <text:list-item>
          <text:list>
            <text:list-item>
              <text:p text:style-name="P31">Kubernetes HPA (CPU-Based Scaling)</text:p>
            </text:list-item>
          </text:list>
          <text:p text:style-name="P36">YAML based config:</text:p>
        </text:list-item>
      </text:list>
      <text:p text:style-name="P2">apiVersion: autoscaling/v2</text:p>
      <text:p text:style-name="P17">kind: HorizontalPodAutoscaler</text:p>
      <text:p text:style-name="P17">metadata:</text:p>
      <text:p text:style-name="P17"><text:s text:c="2"/>name: flink-taskmanager-hpa</text:p>
      <text:p text:style-name="P17">spec:</text:p>
      <text:p text:style-name="P17"><text:s text:c="2"/>scaleTargetRef:</text:p>
      <text:p text:style-name="P17"><text:s text:c="4"/>apiVersion: apps/v1</text:p>
      <text:p text:style-name="P17"><text:s text:c="4"/>kind: Deployment</text:p>
      <text:p text:style-name="P17"><text:s text:c="4"/>name: flink-taskmanager</text:p>
      <text:p text:style-name="P17"><text:s text:c="2"/>minReplicas: 2</text:p>
      <text:p text:style-name="P17"><text:s text:c="2"/>maxReplicas: 20</text:p>
      <text:p text:style-name="P17"><text:s text:c="2"/>metrics:</text:p>
      <text:p text:style-name="P17"><text:s text:c="2"/>- type: Resource</text:p>
      <text:p text:style-name="P17"><text:s text:c="4"/>resource:</text:p>
      <text:p text:style-name="P17"><text:s text:c="6"/>name: cpu</text:p>
      <text:p text:style-name="P17"><text:s text:c="6"/>target:</text:p>
      <text:p text:style-name="P17"><text:s text:c="8"/>type: Utilization</text:p>
      <text:p text:style-name="P17"><text:s text:c="8"/>averageUtilization: 90</text:p>
      <text:p text:style-name="P17"/>
      <text:p text:style-name="P17">--------------------------------------------------------------------</text:p>
      <text:list xml:id="list2377429064189831780" text:style-name="L10">
        <text:list-item>
          <text:p text:style-name="P22">Memory-based option can be added as well</text:p>
        </text:list-item>
      </text:list>
      <text:p text:style-name="P17">--------------------------------------------------------------------</text:p>
      <text:h text:style-name="P14" text:outline-level="1"><text:soft-page-break/>4. Autoscale Based on Back-pressure</text:h>
      <text:p text:style-name="P1"><text:span text:style-name="Strong_20_Emphasis"><text:span text:style-name="T1">( better than CPU-only scaling)</text:span></text:span></text:p>
      <text:p text:style-name="P1"><text:span text:style-name="Strong_20_Emphasis"/></text:p>
      <text:p text:style-name="P1"><text:span text:style-name="Strong_20_Emphasis"><text:span text:style-name="T1">Scale based on:</text:span></text:span></text:p>
      <text:list xml:id="list8356248213526391971" text:style-name="L11">
        <text:list-item>
          <text:p text:style-name="P41">Lag </text:p>
        </text:list-item>
        <text:list-item>
          <text:p text:style-name="P41">Back-pressure </text:p>
        </text:list-item>
        <text:list-item>
          <text:p text:style-name="P37">Throughput</text:p>
        </text:list-item>
      </text:list>
      <text:h text:style-name="P21" text:outline-level="1">We can Use Datadog Metrics to Drive Scaling</text:h>
      <text:p text:style-name="P2">Monitoring <text:s/>for Critical metrics:</text:p>
      <text:section text:style-name="Sect1" text:name="Section3">
        <text:p text:style-name="P20"><text:bookmark text:name="code-block-viewer2"/>taskmanager.cpu.usage</text:p>
        <text:p text:style-name="P20">taskmanager.memory.usage</text:p>
        <text:p text:style-name="P20">backPressuredTimeMsPerSecond</text:p>
        <text:p text:style-name="P20">busyTimeMsPerSecond</text:p>
        <text:p text:style-name="P20">checkpoint.duration</text:p>
        <text:p text:style-name="P20">kafka.consumer.lag</text:p>
      </text:section>
      <text:p text:style-name="P2"/>
      <text:p text:style-name="P1"><text:span text:style-name="Strong_20_Emphasis"><text:span text:style-name="T1"/></text:span></text:p>
      <text:p text:style-name="P18">Feature Improvements:</text:p>
      <text:list xml:id="list748112486310769445" text:style-name="L12">
        <text:list-item>
          <text:p text:style-name="P24">Improve SQL Job Design for Scaling</text:p>
        </text:list-item>
        <text:list-item>
          <text:p text:style-name="P24">Make Parallelism Configurable <text:s/>(update Kubernetes config/ Gitlab config)</text:p>
        </text:list-item>
        <text:list-item>
          <text:p text:style-name="P24">Time-Based Scaling (for Daily Load Cycles) <text:s/>can be done by Kubernetes CronJobs.</text:p>
        </text:list-item>
        <text:list-item>
          <text:p text:style-name="P24">Optimize Slot Configuration <text:s/>(slots = CPU cores )</text:p>
        </text:list-item>
        <text:list-item>
          <text:p text:style-name="P24">GitLab Pipeline <text:s text:c="2"/>optimization.</text:p>
        </text:list-item>
        <text:list-item>
          <text:p text:style-name="P25"><text:span text:style-name="T5">SQL Optimization for Streaming Stability (</text:span><text:span text:style-name="T6">Important for Kafka + Flink SQL).</text:span></text:p>
        </text:list-item>
        <text:list-item>
          <text:p text:style-name="P25"><text:span text:style-name="T1">Set Checkpointing <text:s/></text:span>'execution.checkpointing.mode' = 'EXACTLY_ONCE' </text:p>
        </text:list-item>
        <text:list-item>
          <text:p text:style-name="P24">State Backend Tuning (Super Critical at Scale) </text:p>
          <text:p text:style-name="P24">Tune memory: </text:p>
          <text:p text:style-name="P24">flinkProperties:<text:line-break/>state.backend: rocksdb<text:line-break/>state.backend.incremental: true<text:line-break/>taskmanager.memory.managed.fraction: 0.6 </text:p>
        </text:list-item>
      </text:list>
      <text:p text:style-name="P17"><text:tab/></text:p>
      <text:p text:style-name="P17"/>
      <text:p text:style-name="P17"/>
      <text:p text:style-name="P17">Performance Improvements will give next Advantages:</text:p>
      <text:p text:style-name="P17"/>
      <text:p text:style-name="P11"><text:span text:style-name="T7">✅ </text:span>30–60% better CPU utilization </text:p>
      <text:p text:style-name="P13"><text:span text:style-name="T7">✅ </text:span><text:s/>2–5× throughput during peak </text:p>
      <text:p text:style-name="P13"><text:span text:style-name="T7">✅ </text:span><text:s/>Lower cost during idle hours </text:p>
      <text:p text:style-name="P11"><text:span text:style-name="T7">✅ </text:span><text:s/>Faster recovery from spik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14T10:50:16.84</meta:creation-date>
    <meta:generator>OpenOffice/4.1.7$Win32 OpenOffice.org_project/417m1$Build-9800</meta:generator>
    <dc:date>2026-04-14T12:43:05.49</dc:date>
    <meta:editing-duration>PT1H52M49S</meta:editing-duration>
    <meta:editing-cycles>3</meta:editing-cycles>
    <meta:document-statistic meta:table-count="0" meta:image-count="0" meta:object-count="0" meta:page-count="3" meta:paragraph-count="90" meta:word-count="366" meta:character-count="2786"/>
  </office:meta>
</office:document-meta>
</file>